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mmo cost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oeDMG</text:p>
          </table:table-cell>
          <table:table-cell office:value-type="string" calcext:value-type="string">
            <text:p>AoEHeat</text:p>
          </table:table-cell>
          <table:table-cell office:value-type="string" calcext:value-type="string">
            <text:p>Structure</text:p>
          </table:table-cell>
          <table:table-cell/>
          <table:table-cell office:value-type="string" calcext:value-type="string">
            <text:p>AoE Range</text:p>
          </table:table-cell>
          <table:table-cell table:number-columns-repeated="2"/>
          <table:table-cell office:value-type="string" calcext:value-type="string">
            <text:p>FireTerrain</text:p>
          </table:table-cell>
          <table:table-cell office:value-type="string" calcext:value-type="string">
            <text:p>FireDuration</text:p>
          </table:table-cell>
          <table:table-cell office:value-type="string" calcext:value-type="string">
            <text:p>FireArea</text:p>
          </table:table-cell>
        </table:table-row>
        <table:table-row table:style-name="ro1">
          <table:table-cell office:value-type="string" calcext:value-type="string">
            <text:p>Dmg Value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([.H8]/200)+1"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table:number-columns-repeated="2"/>
          <table:table-cell table:formula="of:=([.L8]/100)+1" office:value-type="float" office:value="1" calcext:value-type="float">
            <text:p>1</text:p>
          </table:table-cell>
          <table:table-cell table:formula="of:=([.M8]/100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il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 Cost</text:p>
          </table:table-cell>
          <table:table-cell table:formula="of:=[.B8]*[.B10]" office:value-type="float" office:value="175" calcext:value-type="float">
            <text:p>175</text:p>
          </table:table-cell>
          <table:table-cell table:formula="of:=[.C8]*[.C10]" office:value-type="float" office:value="350" calcext:value-type="float">
            <text:p>350</text:p>
          </table:table-cell>
          <table:table-cell table:formula="of:=[.D8]*[.D10]" office:value-type="float" office:value="0" calcext:value-type="float">
            <text:p>0</text:p>
          </table:table-cell>
          <table:table-cell table:formula="of:=[.E8]*[.E10]" office:value-type="float" office:value="0" calcext:value-type="float">
            <text:p>0</text:p>
          </table:table-cell>
          <table:table-cell table:formula="of:=[.F8]*[.F10]" office:value-type="float" office:value="0" calcext:value-type="float">
            <text:p>0</text:p>
          </table:table-cell>
          <table:table-cell table:number-columns-repeated="4"/>
          <table:table-cell table:formula="of:=(([.K8]*[.K10])*[.L9])*[.M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l Comb</text:p>
          </table:table-cell>
          <table:table-cell table:formula="of:=([.B12]+[.C12]+[.D12]+[.E12]+[.F12]+[.K12])*([.H9])" office:value-type="float" office:value="525" calcext:value-type="float">
            <text:p>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esPerShot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tWMines</text:p>
          </table:table-cell>
          <table:table-cell table:formula="of:=[.B15]*[.B1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string" calcext:value-type="string">
            <text:p>Swarm/Feint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eak/Kinetic</text:p>
          </table:table-cell>
          <table:table-cell office:value-type="string" calcext:value-type="string">
            <text:p>Caseless/Cluster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Precision/ER/AP</text:p>
          </table:table-cell>
          <table:table-cell office:value-type="string" calcext:value-type="string">
            <text:p>MRM/Dead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inal Cost</text:p>
          </table:table-cell>
          <table:table-cell table:formula="of:=[.B14]*[.B19]" office:value-type="float" office:value="420" calcext:value-type="float">
            <text:p>420</text:p>
          </table:table-cell>
          <table:table-cell table:formula="of:=[.B14]*[.C19]" office:value-type="float" office:value="630" calcext:value-type="float">
            <text:p>630</text:p>
          </table:table-cell>
          <table:table-cell table:formula="of:=[.B14]*[.D19]" office:value-type="float" office:value="735" calcext:value-type="float">
            <text:p>735</text:p>
          </table:table-cell>
          <table:table-cell table:formula="of:=[.B14]*[.E19]" office:value-type="float" office:value="656.25" calcext:value-type="float">
            <text:p>656.25</text:p>
          </table:table-cell>
          <table:table-cell table:formula="of:=[.B14]*[.F19]" office:value-type="float" office:value="682.5" calcext:value-type="float">
            <text:p>682.5</text:p>
          </table:table-cell>
          <table:table-cell table:formula="of:=[.B14]*[.G19]" office:value-type="float" office:value="603.75" calcext:value-type="float">
            <text:p>603.75</text:p>
          </table:table-cell>
          <table:table-cell table:formula="of:=[.B16]*[.H19]" office:value-type="float" office:value="0" calcext:value-type="float">
            <text:p>0</text:p>
          </table:table-cell>
          <table:table-cell table:formula="of:=[.B14]*[.I19]" office:value-type="float" office:value="577.5" calcext:value-type="float">
            <text:p>577.5</text:p>
          </table:table-cell>
          <table:table-cell table:formula="of:=[.B14]*[.J19]" office:value-type="float" office:value="472.5" calcext:value-type="float">
            <text:p>472.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hotsPerBox</text:p>
          </table:table-cell>
          <table:table-cell office:value-type="string" calcext:value-type="string">
            <text:p>Cost Multi Box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tPerBox</text:p>
          </table:table-cell>
          <table:table-cell table:formula="of:=([.B23]*[.B27])*[.C27]" office:value-type="float" office:value="100800" calcext:value-type="float">
            <text:p>100800</text:p>
          </table:table-cell>
          <table:table-cell table:formula="of:=([.C23]*[.B27])*[.C27]" office:value-type="float" office:value="151200" calcext:value-type="float">
            <text:p>151200</text:p>
          </table:table-cell>
          <table:table-cell table:formula="of:=([.D23]*[.B27])*[.C27]" office:value-type="float" office:value="176400" calcext:value-type="float">
            <text:p>176400</text:p>
          </table:table-cell>
          <table:table-cell table:formula="of:=([.E23]*[.B27])*[.C27]" office:value-type="float" office:value="157500" calcext:value-type="float">
            <text:p>157500</text:p>
          </table:table-cell>
          <table:table-cell table:formula="of:=([.F23]*[.B27])*[.C27]" office:value-type="float" office:value="163800" calcext:value-type="float">
            <text:p>163800</text:p>
          </table:table-cell>
          <table:table-cell table:formula="of:=([.G23]*[.B27])*[.C27]" office:value-type="float" office:value="144900" calcext:value-type="float">
            <text:p>144900</text:p>
          </table:table-cell>
          <table:table-cell table:formula="of:=([.H23]*[.B27])*[.C27]" office:value-type="float" office:value="0" calcext:value-type="float">
            <text:p>0</text:p>
          </table:table-cell>
          <table:table-cell table:formula="of:=([.I23]*[.B27])*[.C27]" office:value-type="float" office:value="138600" calcext:value-type="float">
            <text:p>138600</text:p>
          </table:table-cell>
          <table:table-cell table:formula="of:=([.J23]*[.B27])*[.C27]" office:value-type="float" office:value="113400" calcext:value-type="float">
            <text:p>113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Box</text:p>
          </table:table-cell>
          <table:table-cell table:number-columns-repeated="11"/>
        </table:table-row>
        <table:table-row table:style-name="ro1">
          <table:table-cell/>
          <table:table-cell table:formula="of:=([.B14]*[.B27])*[.C27]" office:value-type="float" office:value="126000" calcext:value-type="float">
            <text:p>126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01:04:03.434000000</meta:creation-date>
    <dc:date>2020-11-02T11:11:07.072000000</dc:date>
    <meta:editing-duration>PT14H11M41S</meta:editing-duration>
    <meta:editing-cycles>8</meta:editing-cycles>
    <meta:generator>LibreOffice/6.2.2.2$Windows_X86_64 LibreOffice_project/2b840030fec2aae0fd2658d8d4f9548af4e3518d</meta:generator>
    <meta:document-statistic meta:table-count="1" meta:cell-count="90" meta:object-count="0"/>
  </office:meta>
</office:document-meta>
</file>